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9in" svg:height="3.5449in" svg:x="25.985in" svg:y="3.1476in">
            <draw:object draw:notify-on-update-of-ranges="Sheet1.CX1:Sheet1.CX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number-columns-repeated="6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13" office:value-type="float" office:value="85" calcext:value-type="float">
            <text:p>85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12" office:value-type="float" office:value="76" calcext:value-type="float">
            <text:p>76</text:p>
          </table:table-cell>
          <table:table-cell table:number-columns-repeated="11" office:value-type="float" office:value="87" calcext:value-type="float">
            <text:p>87</text:p>
          </table:table-cell>
          <table:table-cell table:number-columns-repeated="12" office:value-type="float" office:value="86" calcext:value-type="float">
            <text:p>8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10" office:value-type="float" office:value="55" calcext:value-type="float">
            <text:p>55</text:p>
          </table:table-cell>
          <table:table-cell table:number-columns-repeated="12" office:value-type="float" office:value="56" calcext:value-type="float">
            <text:p>56</text:p>
          </table:table-cell>
          <table:table-cell table:number-columns-repeated="5" office:value-type="float" office:value="89" calcext:value-type="float">
            <text:p>89</text:p>
          </table:table-cell>
          <table:table-cell/>
          <table:table-cell table:formula="of:=AVERAGE([.B1:.CV1])" office:value-type="float" office:value="69.4848484848485" calcext:value-type="float">
            <text:p>69.4848484848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8" office:value-type="float" office:value="53" calcext:value-type="float">
            <text:p>53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3" office:value-type="float" office:value="54" calcext:value-type="float">
            <text:p>54</text:p>
          </table:table-cell>
          <table:table-cell/>
          <table:table-cell table:formula="of:=AVERAGE([.B2:.CV2])" office:value-type="float" office:value="50.9090909090909" calcext:value-type="float">
            <text:p>50.9090909091</text:p>
          </table:table-cell>
        </table:table-row>
        <table:table-row table:style-name="ro1">
          <table:table-cell/>
          <table:table-cell table:number-columns-repeated="5" office:value-type="float" office:value="55" calcext:value-type="float">
            <text:p>5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12" office:value-type="float" office:value="60" calcext:value-type="float">
            <text:p>60</text:p>
          </table:table-cell>
          <table:table-cell table:number-columns-repeated="8" office:value-type="float" office:value="97" calcext:value-type="float">
            <text:p>97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7" office:value-type="float" office:value="70" calcext:value-type="float">
            <text:p>70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4" office:value-type="float" office:value="42" calcext:value-type="float">
            <text:p>42</text:p>
          </table:table-cell>
          <table:table-cell/>
          <table:table-cell table:formula="of:=AVERAGE([.B3:.CV3])" office:value-type="float" office:value="51.5959595959596" calcext:value-type="float">
            <text:p>51.595959596</text:p>
          </table:table-cell>
        </table:table-row>
        <table:table-row table:style-name="ro1">
          <table:table-cell/>
          <table:table-cell table:number-columns-repeated="4" office:value-type="float" office:value="44" calcext:value-type="float">
            <text:p>4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5" calcext:value-type="float">
            <text:p>55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/>
          <table:table-cell table:formula="of:=AVERAGE([.B4:.CV4])" office:value-type="float" office:value="48.2929292929293" calcext:value-type="float">
            <text:p>48.2929292929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1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AVERAGE([.B5:.CV5])" office:value-type="float" office:value="54.3838383838384" calcext:value-type="float">
            <text:p>54.3838383838</text:p>
          </table:table-cell>
        </table:table-row>
        <table:table-row table:style-name="ro1">
          <table:table-cell/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/>
          <table:table-cell table:formula="of:=AVERAGE([.B6:.CV6])" office:value-type="float" office:value="55.3838383838384" calcext:value-type="float">
            <text:p>55.3838383838</text:p>
          </table:table-cell>
        </table:table-row>
        <table:table-row table:style-name="ro1">
          <table:table-cell/>
          <table:table-cell table:number-columns-repeated="7" office:value-type="float" office:value="29" calcext:value-type="float">
            <text:p>29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9" calcext:value-type="float">
            <text:p>49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AVERAGE([.B7:.CV7])" office:value-type="float" office:value="51.3333333333333" calcext:value-type="float">
            <text:p>51.3333333333</text:p>
          </table:table-cell>
        </table:table-row>
        <table:table-row table:style-name="ro1">
          <table:table-cell/>
          <table:table-cell table:number-columns-repeated="6" office:value-type="float" office:value="52" calcext:value-type="float">
            <text:p>5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table:formula="of:=AVERAGE([.B8:.CV8])" office:value-type="float" office:value="55.7878787878788" calcext:value-type="float">
            <text:p>55.7878787879</text:p>
          </table:table-cell>
        </table:table-row>
        <table:table-row table:style-name="ro1">
          <table:table-cell/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6" office:value-type="float" office:value="37" calcext:value-type="float">
            <text:p>37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formula="of:=AVERAGE([.B9:.CV9])" office:value-type="float" office:value="54.7272727272727" calcext:value-type="float">
            <text:p>54.7272727273</text:p>
          </table:table-cell>
        </table:table-row>
        <table:table-row table:style-name="ro1">
          <table:table-cell/>
          <table:table-cell table:number-columns-repeated="5" office:value-type="float" office:value="44" calcext:value-type="float">
            <text:p>44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7" office:value-type="float" office:value="78" calcext:value-type="float">
            <text:p>78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/>
          <table:table-cell table:formula="of:=AVERAGE([.B10:.CV10])" office:value-type="float" office:value="53.6464646464646" calcext:value-type="float">
            <text:p>53.6464646465</text:p>
          </table:table-cell>
        </table:table-row>
        <table:table-row table:style-name="ro1">
          <table:table-cell/>
          <table:table-cell table:number-columns-repeated="4" office:value-type="float" office:value="42" calcext:value-type="float">
            <text:p>42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8" office:value-type="float" office:value="76" calcext:value-type="float">
            <text:p>76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57" calcext:value-type="float">
            <text:p>57</text:p>
          </table:table-cell>
          <table:table-cell/>
          <table:table-cell table:formula="of:=AVERAGE([.B11:.CV11])" office:value-type="float" office:value="53.7070707070707" calcext:value-type="float">
            <text:p>53.707070707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table:formula="of:=AVERAGE([.B12:.CV12])" office:value-type="float" office:value="48.6464646464646" calcext:value-type="float">
            <text:p>48.6464646465</text:p>
          </table:table-cell>
        </table:table-row>
        <table:table-row table:style-name="ro1">
          <table:table-cell/>
          <table:table-cell table:number-columns-repeated="5" office:value-type="float" office:value="85" calcext:value-type="float">
            <text:p>85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8" office:value-type="float" office:value="35" calcext:value-type="float">
            <text:p>35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63" calcext:value-type="float">
            <text:p>6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4" office:value-type="float" office:value="66" calcext:value-type="float">
            <text:p>66</text:p>
          </table:table-cell>
          <table:table-cell/>
          <table:table-cell table:formula="of:=AVERAGE([.B13:.CV13])" office:value-type="float" office:value="53.6868686868687" calcext:value-type="float">
            <text:p>53.6868686869</text:p>
          </table:table-cell>
        </table:table-row>
        <table:table-row table:style-name="ro1">
          <table:table-cell/>
          <table:table-cell table:number-columns-repeated="4" office:value-type="float" office:value="48" calcext:value-type="float">
            <text:p>48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8" office:value-type="float" office:value="55" calcext:value-type="float">
            <text:p>55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7" office:value-type="float" office:value="83" calcext:value-type="float">
            <text:p>83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VERAGE([.B14:.CV14])" office:value-type="float" office:value="55.5959595959596" calcext:value-type="float">
            <text:p>55.59595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0:58:50.458948596</dc:date>
    <meta:document-statistic meta:table-count="1" meta:cell-count="140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legend chart:legend-position="end" svg:x="12.895cm" svg:y="4.203cm" style:legend-expansion="high" chart:style-name="ch2"/>
        <chart:plot-area chart:style-name="ch3" table:cell-range-address="Sheet1.CX1:Sheet1.CX14" svg:x="0.769cm" svg:y="0.855cm" svg:width="11.488cm" svg:height="7.55cm">
          <chartooo:coordinate-region svg:x="1.39cm" svg:y="1.054cm" svg:width="10.6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X1:Sheet1.CX14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4848484848485">
                <text:p>69.4848484848485</text:p>
                <draw:g>
                  <svg:desc>Sheet1.CX1:Sheet1.CX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9090909090909">
                <text:p>50.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959595959596">
                <text:p>51.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2929292929293">
                <text:p>48.2929292929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838383838384">
                <text:p>54.3838383838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3838383838384">
                <text:p>55.3838383838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878787878788">
                <text:p>55.7878787878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272727272727">
                <text:p>54.7272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6464646464646">
                <text:p>53.6464646464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7070707070707">
                <text:p>53.7070707070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6464646464646">
                <text:p>48.6464646464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6868686868687">
                <text:p>53.6868686868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959595959596">
                <text:p>55.5959595959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